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a66" officeooo:paragraph-rsid="00111a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жете мне дать такую информацию:1. Какие инструменты автоматизированного тестирования помимо Jmeter вы использовали в своей работе?2. Какие frameworks помимо Selenium TestNG вы знаете и использовали в работе?3. Какие CI инструменты вы знаете и использовали в работе?4. Какие языки программирования кроме JAVA вы можете использовать?5. С Какими СУБД помимо MySQL вы работали?6. Прочие инструменты, которые вы использовали в своей работе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6:25:35.949060775</meta:creation-date>
    <dc:date>2017-06-26T17:44:03.878016147</dc:date>
    <meta:editing-duration>PT9M37S</meta:editing-duration>
    <meta:editing-cycles>1</meta:editing-cycles>
    <meta:document-statistic meta:table-count="0" meta:image-count="0" meta:object-count="0" meta:page-count="1" meta:paragraph-count="1" meta:word-count="59" meta:character-count="437" meta:non-whitespace-character-count="379"/>
    <meta:generator>LibreOffice/5.1.6.2$Linux_X86_64 LibreOffice_project/10m0$Build-2</meta:generator>
  </office:meta>
</office:document-meta>
</file>